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>
      <style:paragraph-properties fo:break-before="page"/>
    </style:style>
    <style:style style:name="P7" style:family="paragraph" style:parent-style-name="Heading_20_1" style:list-style-name=""/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Heading_20_2" style:list-style-name="">
      <style:text-properties style:font-name="Liberation Sans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Heading_20_3" style:list-style-name=""/>
    <style:style style:name="P12" style:family="paragraph" style:parent-style-name="Heading_20_3">
      <style:paragraph-properties fo:break-before="page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7pt" fo:language="zxx" fo:country="none" officeooo:rsid="000a2148" officeooo:paragraph-rsid="000856ff" style:font-size-asian="17pt" style:language-asian="zxx" style:country-asian="none" style:font-size-complex="17pt" style:language-complex="zxx" style:country-complex="none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ans1" fo:font-size="17pt" fo:language="zxx" fo:country="none" officeooo:rsid="000a2148" officeooo:paragraph-rsid="000856ff" style:font-size-asian="17pt" style:language-asian="zxx" style:country-asian="none" style:font-size-complex="17pt" style:language-complex="zxx" style:country-complex="none"/>
    </style:style>
    <style:style style:name="P15" style:family="paragraph" style:parent-style-name="Text_20_body" style:list-style-name="">
      <style:text-properties officeooo:paragraph-rsid="000c5b89"/>
    </style:style>
    <style:style style:name="P16" style:family="paragraph" style:parent-style-name="Text_20_body" style:list-style-name=""/>
    <style:style style:name="P17" style:family="paragraph" style:parent-style-name="Text_20_body" style:list-style-name="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">
      <style:text-properties style:font-name="Liberation Sans1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officeooo:paragraph-rsid="000c5b89"/>
    </style:style>
    <style:style style:name="T1" style:family="text">
      <style:text-properties officeooo:rsid="000ba8c1"/>
    </style:style>
    <style:style style:name="T2" style:family="text">
      <style:text-properties style:font-name="Liberation Sans1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3" style:family="text">
      <style:text-properties style:font-name="Liberation Sans1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4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4">Sumário</text:p>
          </text:index-title>
          <text:p text:style-name="P1"><text:a xlink:type="simple" xlink:href="#__RefHeading___Toc1337_54916422" text:style-name="Index_20_Link" text:visited-style-name="Index_20_Link">Aspectos históricos<text:tab/>4</text:a></text:p>
          <text:p text:style-name="P2"><text:a xlink:type="simple" xlink:href="#__RefHeading___Toc1339_54916422" text:style-name="Index_20_Link" text:visited-style-name="Index_20_Link">matrizes étnicas<text:tab/>4</text:a></text:p>
          <text:p text:style-name="P2"><text:a xlink:type="simple" xlink:href="#__RefHeading___Toc1341_54916422" text:style-name="Index_20_Link" text:visited-style-name="Index_20_Link">Antecedentes à colonização<text:tab/>5</text:a></text:p>
          <text:p text:style-name="P2"><text:a xlink:type="simple" xlink:href="#__RefHeading___Toc1343_54916422" text:style-name="Index_20_Link" text:visited-style-name="Index_20_Link">Migrações<text:tab/>6</text:a></text:p>
          <text:p text:style-name="P2"><text:a xlink:type="simple" xlink:href="#__RefHeading___Toc1345_54916422" text:style-name="Index_20_Link" text:visited-style-name="Index_20_Link">Formação política<text:tab/>7</text:a></text:p>
          <text:p text:style-name="P1"><text:a xlink:type="simple" xlink:href="#__RefHeading___Toc1347_54916422" text:style-name="Index_20_Link" text:visited-style-name="Index_20_Link">Elementos culturais<text:tab/>8</text:a></text:p>
          <text:p text:style-name="P2"><text:a xlink:type="simple" xlink:href="#__RefHeading___Toc1349_54916422" text:style-name="Index_20_Link" text:visited-style-name="Index_20_Link">Línguas e dialetos etíopes<text:tab/>8</text:a></text:p>
          <text:p text:style-name="P2"><text:a xlink:type="simple" xlink:href="#__RefHeading___Toc1351_54916422" text:style-name="Index_20_Link" text:visited-style-name="Index_20_Link">Religiosidades<text:tab/>9</text:a></text:p>
          <text:p text:style-name="P3"><text:a xlink:type="simple" xlink:href="#__RefHeading___Toc1353_54916422" text:style-name="Index_20_Link" text:visited-style-name="Index_20_Link">Cristianismo ortodoxo etíope<text:tab/>9</text:a></text:p>
          <text:p text:style-name="P3"><text:a xlink:type="simple" xlink:href="#__RefHeading___Toc1355_54916422" text:style-name="Index_20_Link" text:visited-style-name="Index_20_Link">Islamismo<text:tab/>9</text:a></text:p>
          <text:p text:style-name="P3"><text:a xlink:type="simple" xlink:href="#__RefHeading___Toc1357_54916422" text:style-name="Index_20_Link" text:visited-style-name="Index_20_Link">Crenças tradicionais e folclore<text:tab/>10</text:a></text:p>
          <text:p text:style-name="P2"><text:a xlink:type="simple" xlink:href="#__RefHeading___Toc1359_54916422" text:style-name="Index_20_Link" text:visited-style-name="Index_20_Link">Folclore, lendas e superstições<text:tab/>11</text:a></text:p>
          <text:p text:style-name="P2"><text:a xlink:type="simple" xlink:href="#__RefHeading___Toc1361_54916422" text:style-name="Index_20_Link" text:visited-style-name="Index_20_Link">Danças e músicas típica<text:tab/>12</text:a></text:p>
          <text:p text:style-name="P3"><text:a xlink:type="simple" xlink:href="#__RefHeading___Toc1363_54916422" text:style-name="Index_20_Link" text:visited-style-name="Index_20_Link">Danças<text:tab/>12</text:a></text:p>
          <text:p text:style-name="P3"><text:a xlink:type="simple" xlink:href="#__RefHeading___Toc1365_54916422" text:style-name="Index_20_Link" text:visited-style-name="Index_20_Link">Músicas<text:tab/>12</text:a></text:p>
          <text:p text:style-name="P2"><text:a xlink:type="simple" xlink:href="#__RefHeading___Toc1367_54916422" text:style-name="Index_20_Link" text:visited-style-name="Index_20_Link">Adornos, pinturas corporais e vestimentas<text:tab/>13</text:a></text:p>
          <text:p text:style-name="P1"><text:a xlink:type="simple" xlink:href="#__RefHeading___Toc1369_54916422" text:style-name="Index_20_Link" text:visited-style-name="Index_20_Link">Geopolítica<text:tab/>14</text:a></text:p>
          <text:p text:style-name="P2"><text:a xlink:type="simple" xlink:href="#__RefHeading___Toc1371_54916422" text:style-name="Index_20_Link" text:visited-style-name="Index_20_Link">Informações territoriais<text:tab/>14</text:a></text:p>
          <text:p text:style-name="P2"><text:a xlink:type="simple" xlink:href="#__RefHeading___Toc1373_54916422" text:style-name="Index_20_Link" text:visited-style-name="Index_20_Link">Países parceiros<text:tab/>15</text:a></text:p>
          <text:p text:style-name="P3"><text:a xlink:type="simple" xlink:href="#__RefHeading___Toc1375_54916422" text:style-name="Index_20_Link" text:visited-style-name="Index_20_Link">Estados Unidos<text:tab/>15</text:a></text:p>
          <text:p text:style-name="P3"><text:a xlink:type="simple" xlink:href="#__RefHeading___Toc1377_54916422" text:style-name="Index_20_Link" text:visited-style-name="Index_20_Link">Reino Unido<text:tab/>15</text:a></text:p>
          <text:p text:style-name="P3"><text:a xlink:type="simple" xlink:href="#__RefHeading___Toc1379_54916422" text:style-name="Index_20_Link" text:visited-style-name="Index_20_Link">China<text:tab/>15</text:a></text:p>
          <text:p text:style-name="P3"><text:a xlink:type="simple" xlink:href="#__RefHeading___Toc1381_54916422" text:style-name="Index_20_Link" text:visited-style-name="Index_20_Link">Rússia<text:tab/>15</text:a></text:p>
          <text:p text:style-name="P2"><text:a xlink:type="simple" xlink:href="#__RefHeading___Toc1383_54916422" text:style-name="Index_20_Link" text:visited-style-name="Index_20_Link">Organismos e tratados internacionais<text:tab/>16</text:a></text:p>
          <text:p text:style-name="P2"><text:a xlink:type="simple" xlink:href="#__RefHeading___Toc1385_54916422" text:style-name="Index_20_Link" text:visited-style-name="Index_20_Link">Conflitos<text:tab/>17</text:a></text:p>
          <text:p text:style-name="P1"><text:a xlink:type="simple" xlink:href="#__RefHeading___Toc1387_54916422" text:style-name="Index_20_Link" text:visited-style-name="Index_20_Link">Sociedade e economia<text:tab/>18</text:a></text:p>
          <text:p text:style-name="P2"><text:a xlink:type="simple" xlink:href="#__RefHeading___Toc1389_54916422" text:style-name="Index_20_Link" text:visited-style-name="Index_20_Link">Introdução<text:tab/>18</text:a></text:p>
          <text:p text:style-name="P2"><text:a xlink:type="simple" xlink:href="#__RefHeading___Toc1391_54916422" text:style-name="Index_20_Link" text:visited-style-name="Index_20_Link">Índices demográficos<text:tab/>19</text:a></text:p>
          <text:p text:style-name="P2"><text:a xlink:type="simple" xlink:href="#__RefHeading___Toc1393_54916422" text:style-name="Index_20_Link" text:visited-style-name="Index_20_Link">Piramide Etária<text:tab/>20</text:a></text:p>
          <text:p text:style-name="P2"><text:a xlink:type="simple" xlink:href="#__RefHeading___Toc1395_54916422" text:style-name="Index_20_Link" text:visited-style-name="Index_20_Link">Dados sobre o país e sua realidade econômica<text:tab/>21</text:a></text:p>
          <text:p text:style-name="P2"><text:a xlink:type="simple" xlink:href="#__RefHeading___Toc1397_54916422" text:style-name="Index_20_Link" text:visited-style-name="Index_20_Link">Aspectos econômicos e dados<text:tab/>22</text:a></text:p>
          <text:p text:style-name="P1"><text:a xlink:type="simple" xlink:href="#__RefHeading___Toc1399_54916422" text:style-name="Index_20_Link" text:visited-style-name="Index_20_Link">Referências<text:tab/>23</text:a></text:p>
        </text:index-body>
      </text:table-of-content>
      <text:h text:style-name="P7" text:outline-level="1"/>
      <text:h text:style-name="P16" text:outline-level="1"/>
      <text:h text:style-name="P5" text:outline-level="1"><text:bookmark-start text:name="__RefHeading___Toc1337_54916422"/>Aspectos históricos<text:bookmark-end text:name="__RefHeading___Toc1337_54916422"/></text:h>
      <text:h text:style-name="Heading_20_2" text:outline-level="2" text:is-list-header="true"><text:bookmark-start text:name="__RefHeading___Toc1339_54916422"/>matrizes étnicas<text:bookmark-end text:name="__RefHeading___Toc1339_54916422"/></text:h>
      <text:h text:style-name="P8" text:outline-level="2"><text:span text:style-name="T4">Na Etiópia, existem mais de 80 grupos étnicos diferentes, cada um com sua própria</text:span></text:h>
      <text:h text:style-name="P17" text:outline-level="2">língua, tradições e identidade cultural. Sendo os mais populares:</text:h>
      <text:h text:style-name="P17" text:outline-level="2">Oromo: Os Oromos são o maior grupo étnico da Etiópia, constituídos por mais de 25</text:h>
      <text:h text:style-name="P17" text:outline-level="2">milhões de pessoas, representando cerca de um terço da população do país. Eles são do</text:h>
      <text:h text:style-name="P17" text:outline-level="2">sul da Etiópia, têm sua própria língua, o afaan Oromo, e são conhecidos por sua rica</text:h>
      <text:h text:style-name="P17" text:outline-level="2">tradição cultural, música e dança.</text:h>
      <text:h text:style-name="P17" text:outline-level="2">Amhara: Os Amharas são o segundo maior grupo étnico da Etiópia, com população de</text:h>
      <text:h text:style-name="P17" text:outline-level="2">aproximadamente 20 milhões de pessoas. Eles são do nordeste do país, têm uma longa</text:h>
      <text:h text:style-name="P17" text:outline-level="2">história e são conhecidos por seu papel na formação do estado etíope moderno. A língua</text:h>
      <text:h text:style-name="P17" text:outline-level="2">amárica é falada pelos Amharas, e eles têm uma cultura rica e distintiva.</text:h>
      <text:h text:style-name="P17" text:outline-level="2">Somali: Constituído por aproximadamente 4 milhões e 500 mil pessoas, o grupo étnico</text:h>
      <text:h text:style-name="P17" text:outline-level="2">Somali é encontrado principalmente na região oriental da Etiópia, conhecida como Região</text:h>
      <text:h text:style-name="P17" text:outline-level="2">Somalí. Os somalis na Etiópia têm sua própria língua, o somali, e compartilham uma</text:h>
      <text:h text:style-name="P17" text:outline-level="2">cultura e identidade com o povo somali em outros países da região.</text:h>
      <text:h text:style-name="P17" text:outline-level="2">Tigray: Com aproximadamente 4 milhões e 400 mil pessoas, os Tigrays são um grupo</text:h>
      <text:h text:style-name="P17" text:outline-level="2">étnico que vive principalmente na região do Tigray, no norte da Etiópia. Eles têm sua</text:h>
      <text:h text:style-name="P17" text:outline-level="2">própria língua, o tigrínia, e têm uma cultura e história ricas. Os Tigrays também</text:h>
      <text:h text:style-name="P17" text:outline-level="2">desempenharam um papel importante na política etíope.</text:h>
      <text:h text:style-name="P17" text:outline-level="2">Afar: Os Afar são um grupo étnico seminômade que habita principalmente a Região Afar,</text:h>
      <text:h text:style-name="P17" text:outline-level="2">no nordeste da Etiópia. Eles têm uma língua própria, o afar, e são conhecidos por sua</text:h>
      <text:h text:style-name="P17" text:outline-level="2">cultura e estilo de vida adaptados ao ambiente árido da região. Além disso, são</text:h>
      <text:h text:style-name="P17" text:outline-level="2">representados por aproximadamente 1 milhão e 200 mil pessoas.</text:h>
      <text:h text:style-name="P17" text:outline-level="2">Além desses grupos étnicos principais, existem muitos outros grupos menores na Etiópia,</text:h>
      <text:h text:style-name="P17" text:outline-level="2">como os Gurage, Sidama, Wolayta, Hadiya, Konso, entre outros. Cada grupo étnico tem</text:h>
      <text:h text:style-name="P17" text:outline-level="2">suas próprias tradições, costumes, línguas e práticas culturais distintas, contribuindo para</text:h>
      <text:h text:style-name="P17" text:outline-level="2">a diversidade única da Etiópia.</text:h>
      <text:h text:style-name="P9" text:outline-level="2"><text:bookmark-start text:name="__RefHeading___Toc1341_54916422"/>Antecedentes à colonização<text:bookmark-end text:name="__RefHeading___Toc1341_54916422"/></text:h>
      <text:p text:style-name="Text_20_body"/>
      <text:h text:style-name="P10" text:outline-level="2">A Etiópia não foi uma das vítimas do neocolonialismo, apesar das várias tentativas. Por</text:h>
      <text:h text:style-name="P18" text:outline-level="2">volta de 1880, a Itália era um dos países mais atrasados da Europa ocidental: ainda muito</text:h>
      <text:h text:style-name="P18" text:outline-level="2">agrário, pobre, recém-unificado. À época, em torno de 25 milhões de italianos já haviam</text:h>
      <text:h text:style-name="P18" text:outline-level="2">migrado para vários outros países em busca de uma vida melhor. Para tentar compensar</text:h>
      <text:h text:style-name="P18" text:outline-level="2">isso, o país também queria arranjar uma colônia na África, como muitos outros estavam</text:h>
      <text:h text:style-name="P18" text:outline-level="2">fazendo.</text:h>
      <text:h text:style-name="P18" text:outline-level="2">Começaram pela região da atual Eritreia, em cima do Chifre Africano, que foi incorporada</text:h>
      <text:h text:style-name="P18" text:outline-level="2">facilmente como colônia. Mas suas ambições não paravam por aí: queriam também a</text:h>
      <text:h text:style-name="P18" text:outline-level="2">Etiópia, país cristão governado por Menelik II, que dizia descender do rei Salomão e da</text:h>
      <text:h text:style-name="P18" text:outline-level="2">rainha de Sabá. Menelik fez um acordo de amizade com os italianos: cedia totalmente a</text:h>
      <text:h text:style-name="P18" text:outline-level="2">região da Eritreia, em troca de reconhecimento e do fornecimento de armas. Porém havia</text:h>
      <text:h text:style-name="P18" text:outline-level="2">um desvio no acordo: a versão em amárico (língua da Etiópia) punha à disposição dos</text:h>
      <text:h text:style-name="P18" text:outline-level="2">etíopes os serviços diplomáticos da Itália. Já a versão em italiano obrigava a Etiópia a</text:h>
      <text:h text:style-name="P18" text:outline-level="2">usar esses serviços – o que, a fundo, tornava o país um vassalo, pouco diferente de uma</text:h>
      <text:h text:style-name="P18" text:outline-level="2">colônia.</text:h>
      <text:h text:style-name="P18" text:outline-level="2">Menelik anunciou que o tratado não tinha valor, e a Itália concluiu que o único modo de</text:h>
      <text:h text:style-name="P18" text:outline-level="2">dominar a Etiópia seria através da guerra. Em 1895, cerca de 18 mil soldados italianos</text:h>
      <text:h text:style-name="P18" text:outline-level="2">partiram para a batalha, esperando encontrar selvagens despreparados, fáceis de</text:h>
      <text:h text:style-name="P18" text:outline-level="2">dominar. Surpreendentemente, havia mais de 100 mil etíopes, 80% com armas modernas,</text:h>
      <text:h text:style-name="P18" text:outline-level="2">já em posição de ataque. Foi um massacre sem precedentes: algumas horas depois, 7 mil</text:h>
      <text:h text:style-name="P18" text:outline-level="2">italianos estavam mortos, 1,5 mil feridos e 3 mil capturados.</text:h>
      <text:h text:style-name="P18" text:outline-level="2">Na África, a Etiópia assumiu dimensões míticas. Era um exército africano, de diversas</text:h>
      <text:h text:style-name="P18" text:outline-level="2">etnias, vencendo os colonialistas brancos. “A Etiópia começou a ser vista como a terra da</text:h>
      <text:h text:style-name="P18" text:outline-level="2">pureza, onde o cristianismo não foi corrompido pela escravidão”, diz Patrícia Teixeira</text:h>
      <text:h text:style-name="P18" text:outline-level="2">Santos, do departamento de História da Unifesp e do Centro de Estudos Africanos da</text:h>
      <text:h text:style-name="P18" text:outline-level="2">Universidade do Porto. “Nos anos 60 e 70, a Etiópia se tornou símbolo do pan-</text:h>
      <text:h text:style-name="P18" text:outline-level="2">africanismo.”</text:h>
      <text:h text:style-name="P18" text:outline-level="2">Após a guerra, a Itália pretendia estabelecer sua influência na Etiópia de forma pacífica,</text:h>
      <text:h text:style-name="P18" text:outline-level="2">através de acordos comerciais e diplomáticos. Uma forma de aproximação foi a admissão</text:h>
      <text:h text:style-name="P18" text:outline-level="2"><text:soft-page-break/>da Etiópia em setembro de 1923 como membro da Sociedade das Nações, apesar da</text:h>
      <text:h text:style-name="P18" text:outline-level="2">oposição britânica. Alguns anos depois, em 2 de agosto de 1928, foi assinado um “Acordo</text:h>
      <text:h text:style-name="P18" text:outline-level="2">de Amizade, Conciliação e Arbitramento” entre os dois países. Este tratado previa, entre</text:h>
      <text:h text:style-name="P18" text:outline-level="2">outras disposições, a construção de uma rodovia desde o porto de Assab até Dessiê.</text:h>
      <text:h text:style-name="P18" text:outline-level="2">Entretanto, as diversas tentativas de penetração econômica italiana na Abissínia</text:h>
      <text:h text:style-name="P18" text:outline-level="2">realizadas durante a segunda metade da década de 1920 esbarraram em uma resistência</text:h>
      <text:h text:style-name="P18" text:outline-level="2">por parte do governo etíope. A Abissínia permaneceu hostil à influência italiana e a</text:h>
      <text:h text:style-name="P18" text:outline-level="2">colaboração entre os dois países não saiu do papel. O país africano recusou diversas</text:h>
      <text:h text:style-name="P18" text:outline-level="2">ofertas de capital italiano, dando preferência às ofertas norte-americanas e inglesas.</text:h>
      <text:h text:style-name="P18" text:outline-level="2">Simultaneamente, Hailé Selassié I impôs um controle maior sobre os chefes locais, o que</text:h>
      <text:h text:style-name="P18" text:outline-level="2">dificultou as tentativas italianas de negociar com os rases descontentes, e iniciou um</text:h>
      <text:h text:style-name="P18" text:outline-level="2">processo de modernização das forças armadas etíopes.</text:h>
      <text:h text:style-name="P18" text:outline-level="2">Em 1932, o general Emílio De Bono, então ministro das Colônias da Itália, fez uma</text:h>
      <text:h text:style-name="P18" text:outline-level="2">viagem pela África Ocidental. O general relatou a Mussolini sobre as reformas militares</text:h>
      <text:h text:style-name="P18" text:outline-level="2">realizadas pelo imperador abissínio, inclusive alertando o Duce sobre a possível ameaça</text:h>
      <text:h text:style-name="P18" text:outline-level="2">que isso poderia representar para as colônias italianas. Começam os preparativos, com oenvio de tropas e material bélico para a Eritréia, então base de operações italianas no</text:h>
      <text:h text:style-name="P18" text:outline-level="2">Chifre da África.</text:h>
      <text:h text:style-name="P18" text:outline-level="2">Em dezembro de 1934 ocorre então um episódio que irá desestabilizar de vez as relações</text:h>
      <text:h text:style-name="P18" text:outline-level="2">entre a Itália e o império da Etiópia: uma comissão anglo-etíope responsável pela</text:h>
      <text:h text:style-name="P18" text:outline-level="2">delimitação da fronteira entre a Etiópia e a Somália britânica chegou aos poços de Wal-</text:h>
      <text:h text:style-name="P18" text:outline-level="2">Wal, na província de Ogaden, no dia 23 de novembro. Os dois grupos mantiveram suas</text:h>
      <text:h text:style-name="P18" text:outline-level="2">posições até que no dia 5 de dezembro houve disparos de origem indeterminada que</text:h>
      <text:h text:style-name="P18" text:outline-level="2">resultaram num confronto entre os dois destacamentos.</text:h>
      <text:h text:style-name="P18" text:outline-level="2">Logo depois do incidente na fronteira etíope, a Itália apresentou uma série de exigências,</text:h>
      <text:h text:style-name="P18" text:outline-level="2">dando a entender que se não fossem satisfeitas, se procederia à invasão. O</text:h>
      <text:h text:style-name="P18" text:outline-level="2">governo do Duce exigia como compensações: um pedido formal de desculpas, uma larga</text:h>
      <text:h text:style-name="P18" text:outline-level="2">indenização monetária, o reconhecimento da soberania italiana em Wal-Wal, a punição</text:h>
      <text:h text:style-name="P18" text:outline-level="2">dos responsáveis e a saudação da bandeira italiana diante das tropas. O Negus evocou</text:h>
      <text:h text:style-name="P18" text:outline-level="2">então o artigo 5 do tratado de amizade de 1928, que previa a submissão do assunto à</text:h>
      <text:h text:style-name="P18" text:outline-level="2">arbitragem internacional. A Itália se negava a aceitar qualquer tipo de arbitragem,</text:h>
      <text:h text:style-name="P18" text:outline-level="2">alegando que constantemente tinha suas fronteiras violadas por tropas etíopes e exigia</text:h>
      <text:h text:style-name="P18" text:outline-level="2"><text:soft-page-break/>reparação por suas perdas. Temendo a eclosão de um conflito a França e a Inglaterra</text:h>
      <text:h text:style-name="P18" text:outline-level="2">pressionaram Hailé Selassié a aceitar os termos italianos. Em 14 de dezembro de 1934 o</text:h>
      <text:h text:style-name="P18" text:outline-level="2">caso foi levado ao Conselho da SDN, onde ficou decidido que seria designada uma</text:h>
      <text:h text:style-name="P18" text:outline-level="2">comissão encarregada de esclarecer o episódio.</text:h>
      <text:h text:style-name="P18" text:outline-level="2">Enquanto se iniciava um entroncado jogo diplomático, Mussolini ordenou a mobilização</text:h>
      <text:h text:style-name="P18" text:outline-level="2">das forças armadas, planejando um ataque em outubro de 1935, após o término da</text:h>
      <text:h text:style-name="P18" text:outline-level="2">estação das chuvas. Nessa época o general De Bono foi enviado à África Oriental para</text:h>
      <text:h text:style-name="P18" text:outline-level="2">comandar os preparativos. Em fevereiro de 1935 ele assumiu o cargo de governador da</text:h>
      <text:h text:style-name="P18" text:outline-level="2">Eritréia e posteriormente, em 28 de março, Mussolini o nomeou Comandante-Chefe do</text:h>
      <text:h text:style-name="P18" text:outline-level="2">exército italiano na África. O desembarque massivo de tropas, armamentos, suprimentos</text:h>
      <text:h text:style-name="P18" text:outline-level="2">e toda a infra-estrutura necessária para uma campanha militar de grandes proporções foi</text:h>
      <text:h text:style-name="P18" text:outline-level="2">realizado enquanto as negociações entre os dois países mal haviam começaram. A 8 de</text:h>
      <text:h text:style-name="P18" text:outline-level="2">abril, cerca de 200.000 soldados chegam à Eritréia. O principal objetivo do governo</text:h>
      <text:h text:style-name="P18" text:outline-level="2">fascista era ganhar tempo.</text:h>
      <text:h text:style-name="P18" text:outline-level="2">Enquanto as negociações anglo-francesas com Roma se desenvolviam vagarosamente, a</text:h>
      <text:h text:style-name="P18" text:outline-level="2">Etiópia anunciava seu temor em relação aos preparativos militares italianos. Os nobres</text:h>
      <text:h text:style-name="P18" text:outline-level="2">abissínios sugeriram atacar os italianos antes que eles terminassem seus preparativos</text:h>
      <text:h text:style-name="P18" text:outline-level="2">militares. O Negus, contudo, ainda não havia decretado a mobilização do exército na</text:h>
      <text:h text:style-name="P18" text:outline-level="2">esperança de que a SDN pudesse resolver a disputa. Além disso, no caso de um conflito</text:h>
      <text:h text:style-name="P18" text:outline-level="2">de fato, o governo etíope queria deixar bem claro, diante da opinião pública mundial,</text:h>
      <text:h text:style-name="P18" text:outline-level="2">quem era o agressor. Mussolini afirmava que a solução pacífica da questão etiópica só</text:h>
      <text:h text:style-name="P18" text:outline-level="2">era possível se a Etiópia entregasse à Itália todos os territórios conquistados por Menelik</text:h>
      <text:h text:style-name="P18" text:outline-level="2">II habitados por populações não amáricas e no núcleo do império fosse estabelecido um</text:h>
      <text:h text:style-name="P18" text:outline-level="2">protetorado italiano. Se essas condições não fossem oferecidas, a Itália iria à guerra e</text:h>
      <text:h text:style-name="P18" text:outline-level="2">conquistaria toda a Abissínia.</text:h>
      <text:h text:style-name="P18" text:outline-level="2">O imperador ordenou a mobilização geral em 28 de setembro. A ordem era de que os</text:h>
      <text:h text:style-name="P18" text:outline-level="2">exércitos etíopes estacionados próximos da Eritréia se mantivessem a uma distância de</text:h>
      <text:h text:style-name="P18" text:outline-level="2">30km da fronteira. A ação de agentes fascistas, que buscavam alianças junto aos chefes</text:h>
      <text:h text:style-name="P18" text:outline-level="2">locais e “fomentavam a subversão política na Etiópia já há alguns anos acabou por</text:h>
      <text:h text:style-name="P18" text:outline-level="2">enfraquecer ainda mais a modesta resistência militar do Negus. O governo fascista</text:h>
      <text:h text:style-name="P18" text:outline-level="2">afirmava que a Itália estava pronta para vingar a derrota de Adowa, restabelecer a glória emagnitude do império romano e fazia promessas de prosperidade e riqueza à população.</text:h>
      <text:h text:style-name="P18" text:outline-level="2"><text:soft-page-break/>Sob esses apelos, mais navios saíam da Itália em direção ao chifre africano. Tendo o</text:h>
      <text:h text:style-name="P18" text:outline-level="2">caminho livre para invadir a Abissínia, Mussolini ordenou que o ataque se iniciasse em 3</text:h>
      <text:h text:style-name="P18" text:outline-level="2">de outubro. Sob o comando do general Emilio De Bono, as tropas italianas partiram da</text:h>
      <text:h text:style-name="P18" text:outline-level="2">Asmara, capital da Eritréia e chegaram até a fronteira etíope.</text:h>
      <text:h text:style-name="P18" text:outline-level="2">Apesar de toda a preparação militar realizada ao longo do ano de 1935, a invasão italiana</text:h>
      <text:h text:style-name="P18" text:outline-level="2">à Abissínia chocou a opinião pública mundial. A desigualdade de forças entre as duas</text:h>
      <text:h text:style-name="P18" text:outline-level="2">partes foi denunciada por uma parcela da imprensa e pelas organizações de paz. Por</text:h>
      <text:h text:style-name="P18" text:outline-level="2">outro lado, uma parte da imprensa mundial se mostrou bastante compreensível às razões</text:h>
      <text:h text:style-name="P18" text:outline-level="2">italianas. Na verdade a opinião corrente, principalmente na França, era que a defesa da</text:h>
      <text:h text:style-name="P18" text:outline-level="2">independência de um longínquo e pobre país africano era uma causa muito insignificante</text:h>
      <text:h text:style-name="P18" text:outline-level="2">para tamanha tensão diplomática. Seria preferível que a Itália realizasse a conquista a</text:h>
      <text:h text:style-name="P18" text:outline-level="2">criar uma nova situação de conflito na Europa.</text:h>
      <text:h text:style-name="P18" text:outline-level="2">A SDN aplicou sanções na Itália, mas, em termos práticos, contudo, as sanções tiveram</text:h>
      <text:h text:style-name="P18" text:outline-level="2">efeitos irrelevantes e serviram mais para mostrar algum posicionamento da SDN diante do</text:h>
      <text:h text:style-name="P18" text:outline-level="2">conflito do que para realmente impedir a Itália de realizar sua conquista na Abissínia.</text:h>
      <text:h text:style-name="P18" text:outline-level="2">Além disso, o embargo liderado pela SDN não foi aplicado com rigor e tampouco se</text:h>
      <text:h text:style-name="P18" text:outline-level="2">estendeu para produtos estratégicos como o petróleo, o carvão e o aço, ou a medidas de</text:h>
      <text:h text:style-name="P18" text:outline-level="2">caráter militar como o fechamento do canal de Suez, que de fato poderiam frear o avanço</text:h>
      <text:h text:style-name="P18" text:outline-level="2">italiano na África. Enquanto se estendia o debate em torno das sanções sobre a Itália na</text:h>
      <text:h text:style-name="P18" text:outline-level="2">Assembléia e no Conselho da Liga, as tropas do Duce avançavam francamente na</text:h>
      <text:h text:style-name="P18" text:outline-level="2">Abissínia. Mussolini exigia um avanço rápido antes que a SDN pudesse estender o</text:h>
      <text:h text:style-name="P18" text:outline-level="2">embargo para produtos vitais à máquina de guerra italiana.</text:h>
      <text:h text:style-name="P18" text:outline-level="2">Em cerca de oito meses, com uma força muito bem equipada, que incluía moderna</text:h>
      <text:h text:style-name="P18" text:outline-level="2">artilharia, carros, tanques, caminhões, aviões, além de soldados bem treinados, os</text:h>
      <text:h text:style-name="P18" text:outline-level="2">italianos conseguem finalmente tomar o país africano, que por sua vez, contava com um</text:h>
      <text:h text:style-name="P18" text:outline-level="2">exército na sua maioria sem treinamento formal, armado de arco e flechas, lanças, alguns</text:h>
      <text:h text:style-name="P18" text:outline-level="2">rifles (cerca de um terço do exército etíope possuía rifles, fabricados quase todos antes de</text:h>
      <text:h text:style-name="P18" text:outline-level="2">1900) e algumas peças de artilharia, caminhões, meia dúzia de tanques e três aviões. Ao</text:h>
      <text:h text:style-name="P18" text:outline-level="2">ser conquistada, a Etiópia foi anexada à Eritreia e à Somália Italiana, formando um</text:h>
      <text:h text:style-name="P18" text:outline-level="2">imenso território, dividido em seis províncias. Os italianos utilizaram de violência contra</text:h>
      <text:h text:style-name="P18" text:outline-level="2">qualquer local que se pronunciasse contra sua conquista, e aboliram a escravidão.</text:h>
      <text:h text:style-name="P18" text:outline-level="2">Melhorias nos transportes, condições sanitárias, comunicações se seguiram, ao custo de</text:h>
      <text:h text:style-name="P18" text:outline-level="2"><text:soft-page-break/>uma brutal repressão do governo instalado em Adis Abeba, a nova capital do que agora</text:h>
      <text:h text:style-name="P18" text:outline-level="2">era chamada África Oriental Italiana (AOI).</text:h>
      <text:h text:style-name="P18" text:outline-level="2">Ao discursar em Roma, logo após a tomada de Adis Abeba, Mussolini irá declarar a</text:h>
      <text:h text:style-name="P18" text:outline-level="2">restauração do Império, agora sob sua conduta. O discurso marca o auge da</text:h>
      <text:h text:style-name="P18" text:outline-level="2">popularidade, poder e prestígio do duce, que presencia uma multidão exaltada com seu</text:h>
      <text:h text:style-name="P18" text:outline-level="2">feito. A glória de Mussolini não durara muito tempo, pois sua decisão de entrar na guerra</text:h>
      <text:h text:style-name="P18" text:outline-level="2">ao lado dos alemães em 1940 se mostraria fatal para ele e para as conquistas italianas. A</text:h>
      <text:h text:style-name="P15" text:outline-level="2"><text:span text:style-name="T3">Etiópia reconquistaria sua independência em 1941, cinco anos após sua invasão.</text:span></text:h>
      <text:h text:style-name="Heading_20_2" text:outline-level="2">Migr<text:span text:style-name="T1">a</text:span>ções</text:h>
      <text:p text:style-name="Text_20_body">Ao revisitar a história antiga da África, não podemos deixar de notar que esta conheceu</text:p>
      <text:p text:style-name="Text_20_body">movimentos migratórios significativos. Os povos africanos não permaneceram confinados</text:p>
      <text:p text:style-name="Text_20_body">a seus próprios países. Grupos étnicos ou indivíduos deslocavam-se constantemente</text:p>
      <text:p text:style-name="Text_20_body">entre o Egito, a Etiópia, a Líbia... Apesar da existência de fronteiras ente os diferentesEstados, a fim de fixar os povos, os movimentos migratórios permaneceram importantes.</text:p>
      <text:p text:style-name="Text_20_body">Além disso, as migrações registradas na África durante a Antiguidade não se restringiam</text:p>
      <text:p text:style-name="Text_20_body">aos africanos. o que poderia explicar estes deslocamentos de indivíduos ou povos</text:p>
      <text:p text:style-name="Text_20_body">dentro, fora ou em direção à África? Tiveram esses movimentos migratórios impactos</text:p>
      <text:p text:style-name="Text_20_body">sobre as relações sociais? A análise destas questões nos levará a elucidar as causas da</text:p>
      <text:p text:style-name="Text_20_body">migração na África e suas consequências sobre as relações entre os povos autóctones e</text:p>
      <text:p text:style-name="Text_20_body">os migrantes. Um exemplo de ajuda fornecido por órgãos responsáveis é a Agência da</text:p>
      <text:p text:style-name="Text_20_body">ONU para Refugiados (ACNUR), sendo uma organização dedicada a salvar vidas, com</text:p>
      <text:p text:style-name="Text_20_body">objetivo de assegurar os direitos e garantir um futuro digno a pessoas que foram forçadas</text:p>
      <text:p text:style-name="Text_20_body">a deixar suas casas e comunidades devido a guerras, conflitos armados, perseguições ou</text:p>
      <text:p text:style-name="Text_20_body">graves violações dos direitos humanos. Em seus 70 anos de atuação, a Agência da ONU</text:p>
      <text:p text:style-name="Text_20_body">para Refugiados já protegeu e ajudou milhões de pessoas a recomeçarem suas vidas.</text:p>
      <text:p text:style-name="Text_20_body">Por esse trabalho humanitário, recebeu duas vezes o Prêmio Nobel da Paz (1954 e</text:p>
      <text:p text:style-name="Text_20_body">1981).</text:p>
      <text:p text:style-name="Text_20_body">Presente em 135 países, o ACNUR atua em conjunto com autoridades nacionais e locais,</text:p>
      <text:p text:style-name="Text_20_body">organizações da sociedade civil e o setor privado para que todas as pessoas refugiadas,</text:p>
      <text:p text:style-name="Text_20_body">deslocadas internas e apátridas encontrem segurança e apoio para reconstruir suas</text:p>
      <text:p text:style-name="Text_20_body">vidas. No Brasil, o ACNUR possui escritório central em Brasília e unidades em São Paulo</text:p>
      <text:p text:style-name="Text_20_body"><text:soft-page-break/>(SP), Manaus (AM), Belém (PA) e Boa Vista (RR).</text:p>
      <text:p text:style-name="Text_20_body">O ACNUR:</text:p>
      <text:p text:style-name="Text_20_body">Atua em emergências, fornecendo ajuda humanitária imediata;</text:p>
      <text:p text:style-name="Text_20_body">Garante abrigo e serviços básicos para recém-chegados ao local de acolhida;</text:p>
      <text:p text:style-name="Text_20_body">Promove a integração de pessoas refugiadas, deslocadas internas e apátridas às</text:p>
      <text:p text:style-name="Text_20_body">comunidades que as acolhem, para que possam reconstruir suas vidas de forma</text:p>
      <text:p text:style-name="Text_20_body">autônoma.</text:p>
      <text:p text:style-name="Text_20_body">Um lugar no qual a ACNUR atua é na Etiópia, que é um país populoso, com 114.964.000</text:p>
      <text:p text:style-name="Text_20_body">habitantes, conforme os dados das Nações Unidas para 2020. Trata-se de uma das</text:p>
      <text:p text:style-name="Text_20_body">maiores populações do mundo e a segunda maior de todo o continente africano depois da</text:p>
      <text:p text:style-name="Text_20_body">Nigéria. A densidade demográfica do território é de 115 hab./km2. A migração é vista</text:p>
      <text:p text:style-name="Text_20_body">consideravelmente maior no país, o que se deve a conflitos internos, repressão política,</text:p>
      <text:p text:style-name="Text_20_body">busca por melhores condições e fatores naturais, como a ocorrência de secas severas.</text:p>
      <text:p text:style-name="Text_20_body">Nesse sentido, mais de 3.000 pessoas fogem todos os dias da região de Tigre, na Etiópia,</text:p>
      <text:p text:style-name="Text_20_body">para o leste do Sudão – um influxo não visto nas últimas duas décadas nesta parte do</text:p>
      <text:p text:style-name="Text_20_body">país. Os refugiados estão chegando a áreas remotas com pouquíssima infraestrutura. A</text:p>
      <text:p text:style-name="Text_20_body">maioria cruzou da Etiópia para o Sudão através do ponto fronteiriço de Hamdayet no</text:p>
      <text:p text:style-name="Text_20_body">estado de Kassala e outros em Lugdi no estado de Gedaref. Demora pelo menos seis</text:p>
      <text:p text:style-name="Text_20_body">horas de carro da cidade grande mais próxima, dificultando a entrega rápida de alimentos</text:p>
      <text:p text:style-name="Text_20_body">e suprimentos. Os centros de trânsito nas áreas de fronteira estão superlotados devido ao</text:p>
      <text:p text:style-name="Text_20_body">grande número de chegadas de Tigre, aumentando o risco de doenças incluindo COVID-</text:p>
      <text:p text:style-name="Text_20_body">19. 9.000 pessoas foram transferidas para o primeiro assentamento de refugiados</text:p>
      <text:p text:style-name="Text_20_body">identificado pelo governo; há uma necessidade crítica de identificação nos locais para que</text:p>
      <text:p text:style-name="Text_20_body">os refugiados possam ser realocados para longe da fronteira e possam ter acesso a</text:p>
      <text:p text:style-name="Text_20_body">assistência e serviços.Nesse período, a escravidão na Etiópia possui uma história complexa que abrange</text:p>
      <text:p text:style-name="Text_20_body">diferentes períodos e contextos. Desde a antiguidade até o período colonial, a escravidão</text:p>
      <text:p text:style-name="Text_20_body">desempenhou um papel significativo na sociedade etíope. Embora a escala e as formas</text:p>
      <text:p text:style-name="Text_20_body">de escravidão tenham variado ao longo do tempo, é importante compreender esse</text:p>
      <text:p text:style-name="Text_20_body">processo histórico. Na antiguidade, a escravidão existia na Etiópia, onde indivíduos</text:p>
      <text:p text:style-name="Text_20_body">poderiam se tornar escravos por várias razões, incluindo dívidas, práticas criminais ou</text:p>
      <text:p text:style-name="Text_20_body">captura em batalhas. Essa forma de escravidão doméstica ocorria tanto entre etíopes</text:p>
      <text:p text:style-name="Text_20_body"><text:soft-page-break/>como entre diferentes grupos étnicos.</text:p>
      <text:p text:style-name="Text_20_body">No entanto, é necessário enfatizar que as estruturas sociais variavam e nem todos os</text:p>
      <text:p text:style-name="Text_20_body">etíopes eram escravizados. Durante o período de expansão islâmica, que começou no</text:p>
      <text:p text:style-name="Text_20_body">século VII, algumas regiões da Etiópia foram afetadas pelo comércio de escravos. Os</text:p>
      <text:p text:style-name="Text_20_body">escravos eram capturados e vendidos como parte do comércio transaariano, alimentando</text:p>
      <text:p text:style-name="Text_20_body">o mercado de escravos no Oriente Médio. Essa influência islâmica trouxe mudanças na</text:p>
      <text:p text:style-name="Text_20_body">dinâmica da escravidão na região.</text:p>
      <text:p text:style-name="Text_20_body">No contexto do comércio de escravos, é importante mencionar a relação entre a Etiópia e</text:p>
      <text:p text:style-name="Text_20_body">o Brasil. Durante o período colonial, o Brasil recebeu muitos africanos escravizados,</text:p>
      <text:p text:style-name="Text_20_body">provenientes de diferentes regiões do continente africano. Alguns escravos etíopes foram</text:p>
      <text:p text:style-name="Text_20_body">trazidos para o Brasil, contribuindo para a diversidade étnica e cultural da população</text:p>
      <text:p text:style-name="Text_20_body">escravizada no país. Apesar das pressões do comércio de escravos promovido pelas</text:p>
      <text:p text:style-name="Text_20_body">potências coloniais europeias, a Etiópia conseguiu manter sua independência durante</text:p>
      <text:p text:style-name="Text_20_body">grande parte da era colonial. Isso resultou em um menor envolvimento da Etiópia no</text:p>
      <text:p text:style-name="Text_20_body">comércio transatlântico de escravos em comparação com outras regiões africanas.</text:p>
      <text:p text:style-name="Text_20_body">A escravidão interna na Etiópia foi oficialmente abolida em 1942 por decreto do Imperador</text:p>
      <text:p text:style-name="Text_20_body">Haile Selassie. No entanto, mesmo após a abolição oficial, ainda existiam práticas</text:p>
      <text:p text:style-name="Text_20_body">informais de trabalho servil em áreas rurais do país, mostrando a persistência de desafios</text:p>
      <text:p text:style-name="P19">sociais e econômicos relacionados à liberdade e à igualdade.</text:p>
      <text:h text:style-name="Heading_20_2" text:outline-level="2">Formação política</text:h>
      <text:p text:style-name="Text_20_body"/>
      <text:p text:style-name="Text_20_body"/>
      <text:h text:style-name="P7" text:outline-level="1"/>
      <text:h text:style-name="P5" text:outline-level="1"><text:bookmark-start text:name="__RefHeading___Toc1347_54916422"/>Elementos culturais<text:bookmark-end text:name="__RefHeading___Toc1347_54916422"/></text:h>
      <text:h text:style-name="Heading_20_2" text:outline-level="2" text:is-list-header="true"><text:bookmark-start text:name="__RefHeading___Toc1349_54916422"/>Línguas e dialetos etíopes<text:bookmark-end text:name="__RefHeading___Toc1349_54916422"/></text:h>
      <text:h text:style-name="P8" text:outline-level="2"/>
      <text:h text:style-name="P9" text:outline-level="2"><text:bookmark-start text:name="__RefHeading___Toc1351_54916422"/>Religiosidades<text:bookmark-end text:name="__RefHeading___Toc1351_54916422"/></text:h>
      <text:h text:style-name="Heading_20_3" text:outline-level="3" text:is-list-header="true"><text:bookmark-start text:name="__RefHeading___Toc1353_54916422"/>Cristianismo ortodoxo etíope<text:bookmark-end text:name="__RefHeading___Toc1353_54916422"/></text:h>
      <text:h text:style-name="Heading_20_3" text:outline-level="3" text:is-list-header="true"><text:bookmark-start text:name="__RefHeading___Toc1355_54916422"/>Islamismo <text:bookmark-end text:name="__RefHeading___Toc1355_54916422"/></text:h>
      <text:h text:style-name="P11" text:outline-level="3"/>
      <text:h text:style-name="P12" text:outline-level="3"><text:bookmark-start text:name="__RefHeading___Toc1357_54916422"/>Crenças tradicionais e folclore <text:bookmark-end text:name="__RefHeading___Toc1357_54916422"/></text:h>
      <text:h text:style-name="P8" text:outline-level="2"/>
      <text:h text:style-name="P9" text:outline-level="2"><text:bookmark-start text:name="__RefHeading___Toc1359_54916422"/>Folclore, lendas e superstições <text:bookmark-end text:name="__RefHeading___Toc1359_54916422"/></text:h>
      <text:h text:style-name="P8" text:outline-level="2"/>
      <text:h text:style-name="P9" text:outline-level="2"><text:bookmark-start text:name="__RefHeading___Toc1361_54916422"/>Danças e músicas típica<text:bookmark-end text:name="__RefHeading___Toc1361_54916422"/></text:h>
      <text:h text:style-name="Heading_20_3" text:outline-level="3" text:is-list-header="true"><text:bookmark-start text:name="__RefHeading___Toc1363_54916422"/>Danças<text:bookmark-end text:name="__RefHeading___Toc1363_54916422"/></text:h>
      <text:h text:style-name="Heading_20_3" text:outline-level="3" text:is-list-header="true"><text:bookmark-start text:name="__RefHeading___Toc1365_54916422"/>M<text:span text:style-name="T2">ú</text:span>sicas <text:bookmark-end text:name="__RefHeading___Toc1365_54916422"/></text:h>
      <text:h text:style-name="P8" text:outline-level="2"/>
      <text:h text:style-name="P9" text:outline-level="2"><text:bookmark-start text:name="__RefHeading___Toc1367_54916422"/>Adornos, pinturas corporais e vestimentas<text:bookmark-end text:name="__RefHeading___Toc1367_54916422"/></text:h>
      <text:h text:style-name="P7" text:outline-level="1"/>
      <text:h text:style-name="P5" text:outline-level="1"><text:bookmark-start text:name="__RefHeading___Toc1369_54916422"/>Geopolítica<text:bookmark-end text:name="__RefHeading___Toc1369_54916422"/></text:h>
      <text:h text:style-name="Heading_20_2" text:outline-level="2" text:is-list-header="true"><text:bookmark-start text:name="__RefHeading___Toc1371_54916422"/>Informações territoriais <text:bookmark-end text:name="__RefHeading___Toc1371_54916422"/></text:h>
      <text:h text:style-name="P8" text:outline-level="2"/>
      <text:h text:style-name="P9" text:outline-level="2"><text:bookmark-start text:name="__RefHeading___Toc1373_54916422"/>Países parceiros <text:bookmark-end text:name="__RefHeading___Toc1373_54916422"/></text:h>
      <text:h text:style-name="Heading_20_3" text:outline-level="3"><text:bookmark-start text:name="__RefHeading___Toc1375_54916422"/>Estados Unidos<text:bookmark-end text:name="__RefHeading___Toc1375_54916422"/></text:h>
      <text:h text:style-name="Heading_20_3" text:outline-level="3"><text:bookmark-start text:name="__RefHeading___Toc1377_54916422"/>Reino Unido<text:bookmark-end text:name="__RefHeading___Toc1377_54916422"/></text:h>
      <text:h text:style-name="Heading_20_3" text:outline-level="3"><text:bookmark-start text:name="__RefHeading___Toc1379_54916422"/>China<text:bookmark-end text:name="__RefHeading___Toc1379_54916422"/></text:h>
      <text:h text:style-name="Heading_20_3" text:outline-level="3"><text:bookmark-start text:name="__RefHeading___Toc1381_54916422"/>Rússia<text:bookmark-end text:name="__RefHeading___Toc1381_54916422"/></text:h>
      <text:h text:style-name="P8" text:outline-level="2"/>
      <text:h text:style-name="P9" text:outline-level="2"><text:bookmark-start text:name="__RefHeading___Toc1383_54916422"/>Organismos e tratados internacionais <text:bookmark-end text:name="__RefHeading___Toc1383_54916422"/></text:h>
      <text:h text:style-name="P8" text:outline-level="2"/>
      <text:h text:style-name="P9" text:outline-level="2"><text:bookmark-start text:name="__RefHeading___Toc1385_54916422"/>Conflitos<text:bookmark-end text:name="__RefHeading___Toc1385_54916422"/></text:h>
      <text:h text:style-name="Heading_20_1" text:outline-level="1" text:is-list-header="true"/>
      <text:h text:style-name="P5" text:outline-level="1"><text:bookmark-start text:name="__RefHeading___Toc1387_54916422"/>Sociedade e economia<text:bookmark-end text:name="__RefHeading___Toc1387_54916422"/></text:h>
      <text:h text:style-name="Heading_20_2" text:outline-level="2"><text:bookmark-start text:name="__RefHeading___Toc1389_54916422"/>Introdução <text:bookmark-end text:name="__RefHeading___Toc1389_54916422"/></text:h>
      <text:h text:style-name="P8" text:outline-level="2"/>
      <text:h text:style-name="P9" text:outline-level="2"><text:bookmark-start text:name="__RefHeading___Toc1391_54916422"/>Índices demográficos<text:bookmark-end text:name="__RefHeading___Toc1391_54916422"/></text:h>
      <text:h text:style-name="P8" text:outline-level="2"/>
      <text:h text:style-name="P9" text:outline-level="2"><text:bookmark-start text:name="__RefHeading___Toc1393_54916422"/>Piramide Etária <text:bookmark-end text:name="__RefHeading___Toc1393_54916422"/></text:h>
      <text:h text:style-name="P8" text:outline-level="2"/>
      <text:h text:style-name="P9" text:outline-level="2"><text:bookmark-start text:name="__RefHeading___Toc1395_54916422"/>Dados sobre o país e sua realidade econômica<text:bookmark-end text:name="__RefHeading___Toc1395_54916422"/></text:h>
      <text:h text:style-name="P8" text:outline-level="2"/>
      <text:h text:style-name="P9" text:outline-level="2"><text:bookmark-start text:name="__RefHeading___Toc1397_54916422"/>Aspectos econômicos e dados<text:bookmark-end text:name="__RefHeading___Toc1397_54916422"/></text:h>
      <text:h text:style-name="P7" text:outline-level="1"/>
      <text:h text:style-name="P5" text:outline-level="1"><text:bookmark-start text:name="__RefHeading___Toc1399_54916422"/>Referências<text:bookmark-end text:name="__RefHeading___Toc1399_5491642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49:35.695651722</meta:creation-date>
    <dc:date>2023-06-15T20:20:23.910737543</dc:date>
    <meta:editing-duration>PT23M4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7" meta:paragraph-count="293" meta:word-count="3099" meta:character-count="19473" meta:non-whitespace-character-count="16656"/>
  </office:meta>
</office:document-meta>
</file>